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ef33" officeooo:paragraph-rsid="001fef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JAS DAGALE A69</text:p>
      <text:p text:style-name="P1">PRASAD KASHID A75</text:p>
      <text:p text:style-name="P1">PANDEY BHOOMI A79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4T10:11:06.315889230</meta:creation-date>
    <dc:date>2022-08-04T10:11:47.218364548</dc:date>
    <meta:editing-duration>PT45S</meta:editing-duration>
    <meta:editing-cycles>1</meta:editing-cycles>
    <meta:document-statistic meta:table-count="0" meta:image-count="0" meta:object-count="0" meta:page-count="1" meta:paragraph-count="3" meta:word-count="9" meta:character-count="50" meta:non-whitespace-character-count="44"/>
    <meta:generator>LibreOffice/6.4.7.2$Linux_X86_64 LibreOffice_project/40$Build-2</meta:generator>
  </office:meta>
</office:document-meta>
</file>